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5909"/>
    </style:style>
    <style:style style:name="T1" style:family="text">
      <style:text-properties officeooo:rsid="00195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ello, {{ name }}!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8:10:11.022756726</meta:creation-date>
    <dc:date>2020-08-22T18:10:47.829703510</dc:date>
    <meta:editing-duration>PT38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6.4.4.2$Linux_X86_64 LibreOffice_project/40$Build-2</meta:generator>
  </office:meta>
</office:document-meta>
</file>